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Roboto" svg:font-family="Roboto, arial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4pt" officeooo:paragraph-rsid="0003f687" style:font-size-asian="14pt" style:font-size-complex="14pt"/>
    </style:style>
    <style:style style:name="T1" style:family="text">
      <style:text-properties fo:font-variant="normal" fo:text-transform="none" fo:color="#202124" loext:opacity="100%" style:font-name="Roboto" fo:font-size="9.75pt" fo:letter-spacing="normal" fo:font-style="normal" fo:font-weight="normal"/>
    </style:style>
    <style:style style:name="T2" style:family="text">
      <style:text-properties fo:font-variant="normal" fo:text-transform="none" fo:color="#202124" loext:opacity="100%" style:font-name="Roboto" fo:font-size="9.75pt" fo:letter-spacing="normal" fo:font-style="normal" fo:font-weight="normal" officeooo:rsid="0003f687"/>
    </style:style>
    <style:style style:name="T3" style:family="text">
      <style:text-properties fo:font-variant="normal" fo:text-transform="none" fo:color="#202124" loext:opacity="100%" style:font-name="Roboto" fo:letter-spacing="normal" fo:font-style="normal" fo:font-weight="normal"/>
    </style:style>
    <style:style style:name="T4" style:family="text">
      <style:text-properties fo:font-variant="normal" fo:text-transform="none" fo:color="#202124" loext:opacity="100%" style:font-name="Roboto" fo:letter-spacing="normal" fo:font-style="normal" fo:font-weight="normal" officeooo:rsid="0003f687"/>
    </style:style>
    <style:style style:name="T5" style:family="text">
      <style:text-properties fo:font-variant="normal" fo:text-transform="none" fo:color="#202124" loext:opacity="100%" style:font-name="Roboto" fo:letter-spacing="normal" fo:font-style="normal" fo:font-weight="bold" officeooo:rsid="0003f687" style:font-weight-asian="bold" style:font-weight-complex="bold"/>
    </style:style>
    <style:style style:name="T6" style:family="text">
      <style:text-properties fo:font-variant="normal" fo:text-transform="none" fo:color="#202124" loext:opacity="100%" style:font-name="Roboto" fo:font-size="15pt" fo:letter-spacing="normal" fo:font-style="normal" fo:font-weight="bold" officeooo:rsid="0003f687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1-</text:span><text:span text:style-name="T4"> </text:span><text:span text:style-name="T3">Una inmobiliaria paga a sus vendedores un salario base de 50mil pesos, </text:span></text:p>
      <text:p text:style-name="P1"><text:span text:style-name="T3">más una comisión fija por total de ventas realizadas del 5% del valor de esas ventas. </text:span></text:p>
      <text:p text:style-name="P1"><text:span text:style-name="T3">Realizar un programa que imprima el número del vendedor y el salario que le corresponde en un determinado mes. </text:span></text:p>
      <text:p text:style-name="P1"><text:span text:style-name="T3">Se leen por teclado el número del vendedor, la cantidad de ventas que realizó y el valor total de las mismas.</text:span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Roboto" svg:font-family="Roboto, arial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A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23T11:25:46.807000000</dc:date>
    <meta:editing-duration>PT58M53S</meta:editing-duration>
    <meta:editing-cycles>2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4" meta:word-count="69" meta:character-count="381" meta:non-whitespace-character-count="312"/>
  </office:meta>
</office:document-meta>
</file>